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9.07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4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5.073cm"/>
    </style:style>
    <style:style style:name="co1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EDOS_5f_outpu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DOS_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pecification</text:p>
          </table:table-cell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input_groups</text:p>
          </table:table-cell>
          <table:table-cell table:style-name="ce1" office:value-type="string" calcext:value-type="string">
            <text:p>output_group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ip_steel_crudesteel</text:p>
          </table:table-cell>
          <table:table-cell table:number-columns-repeated="2"/>
          <table:table-cell office:value-type="float" office:value="3.5356365" calcext:value-type="float">
            <text:p>3,53563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p_steel_crudesteel</text:p>
          </table:table-cell>
          <table:table-cell table:number-columns-repeated="2"/>
          <table:table-cell office:value-type="float" office:value="4.129191" calcext:value-type="float">
            <text:p>4,1291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dri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p_steel_iron_pelle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hyd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hyd'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p_steel_iron_pelle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ip_steel_scrap</text:p>
          </table:table-cell>
          <table:table-cell table:number-columns-repeated="2"/>
          <table:table-cell office:value-type="float" office:value="-0.0000000000177581272" calcext:value-type="float">
            <text:p>-1,77581272E-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p_steel_scrap</text:p>
          </table:table-cell>
          <table:table-cell table:number-columns-repeated="2"/>
          <table:table-cell office:value-type="float" office:value="7.6648275" calcext:value-type="float">
            <text:p>7,66482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hyddri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hyddri'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p_steel_sponge_ir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other_biogas_treatment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['biogas', 'treatment']</text:p>
          </table:table-cell>
          <table:table-cell table:number-columns-repeated="2"/>
          <table:table-cell office:value-type="string" calcext:value-type="string">
            <text:p>sec_biogas</text:p>
          </table:table-cell>
          <table:table-cell table:number-columns-repeated="2"/>
          <table:table-cell office:value-type="float" office:value="6.2488467" calcext:value-type="float">
            <text:p>6,24884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delivery_hydrogen_pipeline_retrofit_1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['hydrogen', 'pipeline', 'retrofit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elec</text:p>
          </table:table-cell>
          <table:table-cell table:number-columns-repeated="2"/>
          <table:table-cell office:value-type="float" office:value="0.22494314395" calcext:value-type="float">
            <text:p>0,224943143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delivery_methane_pipeline_0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['methane', 'pipeline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c_elec</text:p>
          </table:table-cell>
          <table:table-cell table:number-columns-repeated="2"/>
          <table:table-cell office:value-type="float" office:value="0.0820489338" calcext:value-type="float">
            <text:p>0,08204893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c_elec_ind</text:p>
          </table:table-cell>
          <table:table-cell table:number-columns-repeated="2"/>
          <table:table-cell office:value-type="float" office:value="2.581014645" calcext:value-type="float">
            <text:p>2,5810146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elec_ind</text:p>
          </table:table-cell>
          <table:table-cell table:number-columns-repeated="2"/>
          <table:table-cell office:value-type="float" office:value="3.0143094300025" calcext:value-type="float">
            <text:p>3,0143094300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c_elec_ind</text:p>
          </table:table-cell>
          <table:table-cell table:number-columns-repeated="2"/>
          <table:table-cell office:value-type="float" office:value="-0.00000000003196462876" calcext:value-type="float">
            <text:p>-3,196462876E-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elec_ind</text:p>
          </table:table-cell>
          <table:table-cell table:number-columns-repeated="2"/>
          <table:table-cell office:value-type="float" office:value="9.197793" calcext:value-type="float">
            <text:p>9,1977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hyddri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hyddri'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c_elec_i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dri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elec_i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hyd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hyd'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c_elec_ind</text:p>
          </table:table-cell>
          <table:table-cell table:number-columns-repeated="2"/>
          <table:table-cell office:value-type="float" office:value="-0.00000000000012708677" calcext:value-type="float">
            <text:p>-1,2708677E-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dri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elec_i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hyd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hyd'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c_elec_i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c_hydrogen</text:p>
          </table:table-cell>
          <table:table-cell table:number-columns-repeated="2"/>
          <table:table-cell office:value-type="float" office:value="2.6313736928" calcext:value-type="float">
            <text:p>2,63137369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hydrogen</text:p>
          </table:table-cell>
          <table:table-cell table:number-columns-repeated="2"/>
          <table:table-cell office:value-type="float" office:value="3.2804894757" calcext:value-type="float">
            <text:p>3,28048947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c_hydro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hydrogen</text:p>
          </table:table-cell>
          <table:table-cell table:number-columns-repeated="2"/>
          <table:table-cell office:value-type="float" office:value="3.085862636" calcext:value-type="float">
            <text:p>3,0858626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hyddri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hyddri'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c_hydro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dri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hydrogen</text:p>
          </table:table-cell>
          <table:table-cell table:number-columns-repeated="2"/>
          <table:table-cell office:value-type="float" office:value="0.00000000000080790575" calcext:value-type="float">
            <text:p>8,0790575E-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hyd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hyd'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c_hydrogen</text:p>
          </table:table-cell>
          <table:table-cell table:number-columns-repeated="2"/>
          <table:table-cell office:value-type="float" office:value="-0.00000000000080790878" calcext:value-type="float">
            <text:p>-8,0790878E-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dri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hydro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hyd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hyd'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c_hydro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delivery_hydrogen_pipeline_retrofit_1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['hydrogen', 'pipeline', 'retrofit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hydrogen_orig</text:p>
          </table:table-cell>
          <table:table-cell table:number-columns-repeated="2"/>
          <table:table-cell office:value-type="float" office:value="8.997725789" calcext:value-type="float">
            <text:p>8,997725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c_methane</text:p>
          </table:table-cell>
          <table:table-cell table:number-columns-repeated="2"/>
          <table:table-cell office:value-type="float" office:value="1.09034894240227" calcext:value-type="float">
            <text:p>1,090348942402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methane</text:p>
          </table:table-cell>
          <table:table-cell table:number-columns-repeated="2"/>
          <table:table-cell office:value-type="float" office:value="1.06602736360552" calcext:value-type="float">
            <text:p>1,06602736360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c_methane</text:p>
          </table:table-cell>
          <table:table-cell table:number-columns-repeated="2"/>
          <table:table-cell office:value-type="float" office:value="-0.0000000000112821647" calcext:value-type="float">
            <text:p>-1,12821647E-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methane</text:p>
          </table:table-cell>
          <table:table-cell table:number-columns-repeated="2"/>
          <table:table-cell office:value-type="float" office:value="1.1255810460035" calcext:value-type="float">
            <text:p>1,1255810460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dri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meth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dri'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_meth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delivery_methane_pipeline_0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['methane', 'pipeline'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c_methane_orig</text:p>
          </table:table-cell>
          <table:table-cell table:number-columns-repeated="2"/>
          <table:table-cell office:value-type="float" office:value="3.2819573675" calcext:value-type="float">
            <text:p>3,28195736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i_ch4_f_ind</text:p>
          </table:table-cell>
          <table:table-cell/>
          <table:table-cell office:value-type="float" office:value="0.0021806978924045" calcext:value-type="float">
            <text:p>0,00218069789240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ch4_f_ind</text:p>
          </table:table-cell>
          <table:table-cell/>
          <table:table-cell office:value-type="float" office:value="0.002132054735111" calcext:value-type="float">
            <text:p>0,002132054735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i_ch4_f_ind</text:p>
          </table:table-cell>
          <table:table-cell/>
          <table:table-cell office:value-type="float" office:value="-0.00000000000002256433" calcext:value-type="float">
            <text:p>-2,25643292E-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ch4_f_ind</text:p>
          </table:table-cell>
          <table:table-cell/>
          <table:table-cell office:value-type="float" office:value="0.0022511620765069" calcext:value-type="float">
            <text:p>0,00225116207650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dri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ch4_f_i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dri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ch4_f_i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i_co2_f_ind</text:p>
          </table:table-cell>
          <table:table-cell/>
          <table:table-cell office:value-type="float" office:value="60.8414717601265" calcext:value-type="float">
            <text:p>60,84147176012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co2_f_ind</text:p>
          </table:table-cell>
          <table:table-cell/>
          <table:table-cell office:value-type="float" office:value="59.484327640308" calcext:value-type="float">
            <text:p>59,4843276403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i_co2_f_ind</text:p>
          </table:table-cell>
          <table:table-cell/>
          <table:table-cell office:value-type="float" office:value="-0.000000000629544794" calcext:value-type="float">
            <text:p>-6,29544794E-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co2_f_ind</text:p>
          </table:table-cell>
          <table:table-cell/>
          <table:table-cell office:value-type="float" office:value="62.8074229001951" calcext:value-type="float">
            <text:p>62,80742290019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dri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co2_f_i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dri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co2_f_i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i_co2_p_ind</text:p>
          </table:table-cell>
          <table:table-cell/>
          <table:table-cell office:value-type="float" office:value="-0.000000000887906362" calcext:value-type="float">
            <text:p>-8,87906362E-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co2_p_ind</text:p>
          </table:table-cell>
          <table:table-cell/>
          <table:table-cell office:value-type="float" office:value="383.241375" calcext:value-type="float">
            <text:p>383,2413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other_biogas_treatment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['biogas', 'treatment']</text:p>
          </table:table-cell>
          <table:table-cell table:number-columns-repeated="3"/>
          <table:table-cell office:value-type="string" calcext:value-type="string">
            <text:p>emi_co2_reusable</text:p>
          </table:table-cell>
          <table:table-cell/>
          <table:table-cell office:value-type="float" office:value="0.5851730035" calcext:value-type="float">
            <text:p>0,5851730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i_n2o_f_ind</text:p>
          </table:table-cell>
          <table:table-cell/>
          <table:table-cell office:value-type="float" office:value="0.0005451744712011" calcext:value-type="float">
            <text:p>0,00054517447120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n2o_f_ind</text:p>
          </table:table-cell>
          <table:table-cell/>
          <table:table-cell office:value-type="float" office:value="0.0005330136818027" calcext:value-type="float">
            <text:p>0,00053301368180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i_n2o_f_ind</text:p>
          </table:table-cell>
          <table:table-cell/>
          <table:table-cell office:value-type="float" office:value="-5.6410824E-015" calcext:value-type="float">
            <text:p>-5,6410824E-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n2o_f_ind</text:p>
          </table:table-cell>
          <table:table-cell/>
          <table:table-cell office:value-type="float" office:value="0.0005627905230017" calcext:value-type="float">
            <text:p>0,0005627905230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dri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n2o_f_i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dri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_n2o_f_i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o_steel</text:p>
          </table:table-cell>
          <table:table-cell/>
          <table:table-cell office:value-type="float" office:value="3.5356365" calcext:value-type="float">
            <text:p>3,53563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casting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o_steel</text:p>
          </table:table-cell>
          <table:table-cell/>
          <table:table-cell office:value-type="float" office:value="4.129191" calcext:value-type="float">
            <text:p>4,1291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ip_steel_crudesteel</text:p>
          </table:table-cell>
          <table:table-cell/>
          <table:table-cell office:value-type="float" office:value="-0.0000000000177581272" calcext:value-type="float">
            <text:p>-1,77581272E-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elefu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elefu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ip_steel_crudesteel</text:p>
          </table:table-cell>
          <table:table-cell/>
          <table:table-cell office:value-type="float" office:value="7.6648275" calcext:value-type="float">
            <text:p>7,66482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hyddri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hyddri']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ip_steel_crudeste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dri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ip_steel_iron_pellets</text:p>
          </table:table-cell>
          <table:table-cell/>
          <table:table-cell office:value-type="float" office:value="0.0000000000009077629" calcext:value-type="float">
            <text:p>9,077629E-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pellet_hyd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pellet', 'hyd']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ip_steel_iron_pelle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dri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dri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ip_steel_sponge_ir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teel_sponge_hyd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sponge', 'hyd']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ip_steel_sponge_ir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delivery_hydrogen_pipeline_retrofit_1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['hydrogen', 'pipeline', 'retrofit']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c_hydrogen</text:p>
          </table:table-cell>
          <table:table-cell/>
          <table:table-cell office:value-type="float" office:value="8.997725789" calcext:value-type="float">
            <text:p>8,997725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delivery_methane_pipeline_0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['methane', 'pipeline']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_methane</text:p>
          </table:table-cell>
          <table:table-cell/>
          <table:table-cell office:value-type="float" office:value="3.2819573675" calcext:value-type="float">
            <text:p>3,28195736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other_biogas_treatment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['biogas', 'treatment']</text:p>
          </table:table-cell>
          <table:table-cell table:number-columns-repeated="3"/>
          <table:table-cell office:value-type="string" calcext:value-type="string">
            <text:p>sec_methane_orig</text:p>
          </table:table-cell>
          <table:table-cell/>
          <table:table-cell office:value-type="float" office:value="3.2819573675" calcext:value-type="float">
            <text:p>3,28195736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ind_source_steel_scrap_ir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['steel', 'scrap', 'iron']</text:p>
          </table:table-cell>
          <table:table-cell table:number-columns-repeated="3"/>
          <table:table-cell office:value-type="string" calcext:value-type="string">
            <text:p>iip_steel_scrap</text:p>
          </table:table-cell>
          <table:table-cell/>
          <table:table-cell office:value-type="float" office:value="7.6648275" calcext:value-type="float">
            <text:p>7,66482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import_biogas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['biogas']</text:p>
          </table:table-cell>
          <table:table-cell table:number-columns-repeated="3"/>
          <table:table-cell office:value-type="string" calcext:value-type="string">
            <text:p>emi_co2_neg_imp</text:p>
          </table:table-cell>
          <table:table-cell/>
          <table:table-cell office:value-type="float" office:value="566.145529" calcext:value-type="float">
            <text:p>566,1455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import_biogas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['biogas']</text:p>
          </table:table-cell>
          <table:table-cell table:number-columns-repeated="3"/>
          <table:table-cell office:value-type="string" calcext:value-type="string">
            <text:p>sec_biogas</text:p>
          </table:table-cell>
          <table:table-cell/>
          <table:table-cell office:value-type="float" office:value="6.2488467" calcext:value-type="float">
            <text:p>6,24884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flow_volume</text:p>
          </table:table-cell>
          <table:table-cell office:value-type="string" calcext:value-type="string">
            <text:p>x2x_import_hydrogen_renewable</text:p>
          </table:table-cell>
          <table:table-cell office:value-type="string" calcext:value-type="string">
            <text:p>x2x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['hydrogen', 'renewable']</text:p>
          </table:table-cell>
          <table:table-cell table:number-columns-repeated="3"/>
          <table:table-cell office:value-type="string" calcext:value-type="string">
            <text:p>sec_hydrogen_orig</text:p>
          </table:table-cell>
          <table:table-cell/>
          <table:table-cell office:value-type="float" office:value="8.997725789" calcext:value-type="float">
            <text:p>8,997725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tal_system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capacity_p_inst</text:p>
          </table:table-cell>
          <table:table-cell office:value-type="string" calcext:value-type="string">
            <text:p>ind_steel_casting_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_steel_tokio</text:p>
          </table:table-cell>
          <table:table-cell office:value-type="string" calcext:value-type="string">
            <text:p>capacity_w_inst</text:p>
          </table:table-cell>
          <table:table-cell office:value-type="string" calcext:value-type="string">
            <text:p>ind_steel_casting_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'casting'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table:number-columns-repeated="101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EDOS_5f_output" style:display-name="PageStyle_SEDOS_outpu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11-18T14:35:31</meta:creation-date>
    <dc:date>2024-11-18T15:36:41.384261848</dc:date>
    <meta:generator>LibreOffice/7.3.7.2$Linux_X86_64 LibreOffice_project/30$Build-2</meta:generator>
    <meta:editing-duration>PT24S</meta:editing-duration>
    <meta:editing-cycles>1</meta:editing-cycles>
    <meta:document-statistic meta:table-count="1" meta:cell-count="682" meta:object-count="0"/>
    <meta:user-defined meta:name="AppVersion">3.1.4</meta:user-defined>
  </office:meta>
</office:document-meta>
</file>